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Text_20_body">
      <style:paragraph-properties fo:margin-top="0in" fo:margin-bottom="0in" style:contextual-spacing="false"/>
      <style:text-properties officeooo:paragraph-rsid="0024b9af"/>
    </style:style>
    <style:style style:name="P2" style:family="paragraph" style:parent-style-name="Text_20_body">
      <style:paragraph-properties fo:margin-top="0in" fo:margin-bottom="0in" style:contextual-spacing="false"/>
      <style:text-properties fo:font-weight="bold" officeooo:rsid="00332a54" officeooo:paragraph-rsid="00332a54"/>
    </style:style>
    <style:style style:name="P3" style:family="paragraph" style:parent-style-name="Text_20_body">
      <style:paragraph-properties fo:margin-top="0in" fo:margin-bottom="0in" style:contextual-spacing="false"/>
      <style:text-properties officeooo:paragraph-rsid="00332a54"/>
    </style:style>
    <style:style style:name="P4" style:family="paragraph" style:parent-style-name="Heading_20_1">
      <style:paragraph-properties fo:margin-top="0in" fo:margin-bottom="0in" style:contextual-spacing="false"/>
      <style:text-properties officeooo:paragraph-rsid="00234b4a"/>
    </style:style>
    <style:style style:name="P5" style:family="paragraph" style:parent-style-name="Heading_20_1">
      <style:paragraph-properties fo:margin-top="0in" fo:margin-bottom="0in" style:contextual-spacing="false"/>
    </style:style>
    <style:style style:name="P6" style:family="paragraph" style:parent-style-name="Heading_20_2">
      <style:text-properties officeooo:paragraph-rsid="003611bb"/>
    </style:style>
    <style:style style:name="P7" style:family="paragraph" style:parent-style-name="Text_20_body" style:list-style-name="L1">
      <style:paragraph-properties fo:margin-top="0in" fo:margin-bottom="0in" style:contextual-spacing="false"/>
      <style:text-properties officeooo:paragraph-rsid="002ab0b4"/>
    </style:style>
    <style:style style:name="P8" style:family="paragraph" style:parent-style-name="Text_20_body" style:list-style-name="L1">
      <style:paragraph-properties fo:margin-top="0in" fo:margin-bottom="0in" style:contextual-spacing="false"/>
      <style:text-properties officeooo:paragraph-rsid="002c1e02"/>
    </style:style>
    <style:style style:name="P9" style:family="paragraph" style:parent-style-name="Text_20_body" style:list-style-name="L1">
      <style:paragraph-properties fo:margin-top="0in" fo:margin-bottom="0in" style:contextual-spacing="false"/>
      <style:text-properties officeooo:paragraph-rsid="002b798d"/>
    </style:style>
    <style:style style:name="P10" style:family="paragraph" style:parent-style-name="Text_20_body" style:list-style-name="L1">
      <style:paragraph-properties fo:margin-top="0in" fo:margin-bottom="0in" style:contextual-spacing="false"/>
      <style:text-properties officeooo:paragraph-rsid="0035e474"/>
    </style:style>
    <style:style style:name="P11" style:family="paragraph" style:parent-style-name="Text_20_body" style:list-style-name="L1">
      <style:paragraph-properties fo:margin-top="0in" fo:margin-bottom="0in" style:contextual-spacing="false"/>
      <style:text-properties officeooo:rsid="00328265" officeooo:paragraph-rsid="00328265"/>
    </style:style>
    <style:style style:name="P12" style:family="paragraph" style:parent-style-name="Text_20_body">
      <style:paragraph-properties fo:margin-top="0in" fo:margin-bottom="0in" style:contextual-spacing="false" fo:text-align="start" style:justify-single-word="false"/>
      <style:text-properties officeooo:rsid="001553a6" officeooo:paragraph-rsid="001553a6"/>
    </style:style>
    <style:style style:name="P13" style:family="paragraph" style:parent-style-name="Title">
      <style:paragraph-properties fo:margin-top="0in" fo:margin-bottom="0in" style:contextual-spacing="false" fo:text-align="start" style:justify-single-word="false"/>
      <style:text-properties officeooo:rsid="001553a6" officeooo:paragraph-rsid="001553a6"/>
    </style:style>
    <style:style style:name="T1" style:family="text">
      <style:text-properties officeooo:rsid="00191bc7"/>
    </style:style>
    <style:style style:name="T2" style:family="text">
      <style:text-properties officeooo:rsid="00234b4a"/>
    </style:style>
    <style:style style:name="T3" style:family="text">
      <style:text-properties officeooo:rsid="002ab0b4"/>
    </style:style>
    <style:style style:name="T4" style:family="text">
      <style:text-properties officeooo:rsid="002b798d"/>
    </style:style>
    <style:style style:name="T5" style:family="text">
      <style:text-properties officeooo:rsid="002c1e02"/>
    </style:style>
    <style:style style:name="T6" style:family="text">
      <style:text-properties officeooo:rsid="0033bc24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3bc24" style:font-weight-asian="normal" style:font-weight-complex="normal"/>
    </style:style>
    <style:style style:name="T9" style:family="text">
      <style:text-properties officeooo:rsid="0033bda9"/>
    </style:style>
    <style:style style:name="T10" style:family="text">
      <style:text-properties officeooo:rsid="0034888b"/>
    </style:style>
    <style:style style:name="T11" style:family="text">
      <style:text-properties officeooo:rsid="0035e474"/>
    </style:style>
    <style:style style:name="T12" style:family="text">
      <style:text-properties officeooo:rsid="003611bb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Semenarium <text:span text:style-name="T1">(Praca licencjacka)</text:span></text:p>
      <text:p text:style-name="P12"/>
      <text:h text:style-name="P4" text:outline-level="1"><text:span text:style-name="T2">Temat</text:span>:</text:h>
      <text:p text:style-name="P1">”Badanie pracowników outsourcingowych i zakresu ich działań w branży IT.”</text:p>
      <text:h text:style-name="P5" text:outline-level="1"/>
      <text:h text:style-name="P5" text:outline-level="1"><text:span text:style-name="T3">S</text:span>pis treści:</text:h>
      <text:list text:style-name="L1">
        <text:list-header>
          <text:p text:style-name="P7">Wprowadzenie:</text:p>
          <text:list>
            <text:list-item>
              <text:list>
                <text:list-item>
                  <text:list>
                    <text:list-item>
                      <text:p text:style-name="P10"><text:span text:style-name="T11">Dlaczego? do porozumienia jakości i rozmiaru zakresu prac </text:span></text:p>
                    </text:list-item>
                    <text:list-item>
                      <text:p text:style-name="P10"><text:span text:style-name="T11">Kto? Co? Napisał </text:span><text:span text:style-name="T3">o swoim backgroundzie, o tym, że sam </text:span><text:span text:style-name="T4">wykonam prace z pozycji outsourcingu, </text:span><text:span text:style-name="T11">wprowadzić informację o pozycjach na rynku outsourcingu firmy „GodelTech” i niektórych innych projektów (w tym. Open-source)</text:span><text:span text:style-name="T4">.</text:span></text:p>
                    </text:list-item>
                    <text:list-item>
                      <text:p text:style-name="P10"><text:span text:style-name="T11">Gdzie? Kiedy? </text:span><text:span text:style-name="T12">Online przez własne rozmowy.</text:span></text:p>
                    </text:list-item>
                    <text:list-item>
                      <text:p text:style-name="P10"><text:span text:style-name="T11">Jak? </text:span><text:span text:style-name="T4">Praca składa się z wywiadów pracowników przez pytania przygotowane wcześniej i analiz</text:span><text:span text:style-name="T9">y</text:span><text:span text:style-name="T4"> wyniku wywiadów, </text:span><text:span text:style-name="T10">tak że z własnego backgroundu </text:span><text:span text:style-name="T11">przez własne źródła </text:span><text:span text:style-name="T10">.</text:span></text:p>
                    </text:list-item>
                    <text:list-item>
                      <text:p text:style-name="P10"><text:span text:style-name="T11">Cel badania: </text:span><text:span text:style-name="T4">Sprawdzić role pracowników outsourcingowych na pozycjach freelancerów a pracownikach zatrudnionych „na galerach”, </text:span><text:span text:style-name="T11">tak że rozwój open-source projektów. </text:span></text:p>
                    </text:list-item>
                  </text:list>
                </text:list-item>
              </text:list>
            </text:list-item>
          </text:list>
          <text:p text:style-name="P9"><text:span text:style-name="T6">I. </text:span>Teoria dotycząca outsourcingu w branży IT:</text:p>
          <text:list>
            <text:list-item>
              <text:list>
                <text:list-item text:start-value="1">
                  <text:p text:style-name="P9">Definicje i rodzaje outsourcingu </text:p>
                </text:list-item>
                <text:list-item>
                  <text:p text:style-name="P9">Zalety i wady stosowania outsourcingu w branży IT </text:p>
                </text:list-item>
                <text:list-item>
                  <text:p text:style-name="P9">Modele biznesowe outsourcingu IT </text:p>
                </text:list-item>
                <text:list-item>
                  <text:p text:style-name="P9">Wpływ outsourcingu na pracowników i przedsiębiorstwa</text:p>
                </text:list-item>
              </text:list>
            </text:list-item>
          </text:list>
          <text:p text:style-name="P8"><text:span text:style-name="T6">II. </text:span>Charakterystyka przedsiębiorstwa „<text:span text:style-name="T5">GodelTech”</text:span></text:p>
          <text:list>
            <text:list-item>
              <text:list>
                <text:list-item text:start-value="1">
                  <text:p text:style-name="P8">Historia i profil przedsiębiorstwa </text:p>
                </text:list-item>
                <text:list-item>
                  <text:p text:style-name="P8">Struktura organizacyjna </text:p>
                </text:list-item>
                <text:list-item>
                  <text:p text:style-name="P8">Strategia outsourcingu w przedsiębiorstwie </text:p>
                </text:list-item>
                <text:list-item>
                  <text:p text:style-name="P8"><text:span text:style-name="T5">O</text:span>pis działań outsourcingowych w branży IT </text:p>
                </text:list-item>
                <text:list-item>
                  <text:p text:style-name="P8">Charakterystyka pracy zewnętrznych dostawców usług IT</text:p>
                </text:list-item>
                <text:list-item>
                  <text:p text:style-name="P8">Charakterystyka freelance'ów w branży IT</text:p>
                </text:list-item>
              </text:list>
            </text:list-item>
          </text:list>
          <text:p text:style-name="P8"><text:soft-page-break/><text:span text:style-name="T6">III. </text:span>Opis i analiza procesu badawczego </text:p>
          <text:list>
            <text:list-item>
              <text:list>
                <text:list-item text:start-value="1">
                  <text:p text:style-name="P11">Wywiad z pracownikami „<text:span text:style-name="T5">GodelTech</text:span>” i opis produktów firmy</text:p>
                </text:list-item>
                <text:list-item>
                  <text:p text:style-name="P11">Wywiad z pracownikiem freelance gieldy i opis produktów freelancera</text:p>
                </text:list-item>
                <text:list-item>
                  <text:p text:style-name="P11">Analiza wkładu pracy outsourcingowej w wyszejsze produkty</text:p>
                </text:list-item>
                <text:list-item>
                  <text:p text:style-name="P8">Analiza zebranych danych i wyniki badania</text:p>
                </text:list-item>
                <text:list-item>
                  <text:p text:style-name="P8">Wnioski z przeprowadzonego badania</text:p>
                </text:list-item>
              </text:list>
            </text:list-item>
          </text:list>
        </text:list-header>
      </text:list>
      <text:h text:style-name="P6" text:outline-level="2">SMART</text:h>
      <text:p text:style-name="P2">Specific (Konkretny): <text:span text:style-name="T7">Celem badania jest zrozumienie roli pracowników outsourcingowych w branży IT oraz ich wpływu na efektywność projektów i wydajność zespołów.</text:span></text:p>
      <text:p text:style-name="P2">M - Measurable (Mierzalny): <text:span text:style-name="T8">J</text:span><text:span text:style-name="T7">akie konkretne umiejętności i kompetencje posiadają pracownicy outsourcingowi. </text:span><text:span text:style-name="T8">J</text:span><text:span text:style-name="T7">akie są wskaźniki ich wydajności w porównaniu z pracownikami stałymi.</text:span></text:p>
      <text:p text:style-name="P2">A - Achievable (Osiągalny): <text:span text:style-name="T7">Przez </text:span><text:span text:style-name="T8">w</text:span><text:span text:style-name="T7">ywiad</text:span><text:span text:style-name="T8">ów</text:span><text:span text:style-name="T7"> i analizy danych uzyskać informacje na temat pracy outsourcingowej, zrozumieć jej zakres i wpływ.</text:span></text:p>
      <text:p text:style-name="P2">R - Relevant (Relewantny): <text:span text:style-name="T7">Badanie pracowników outsourcingowych jest istotne dla firm, które korzystają z usług outsourcin</text:span><text:span text:style-name="T8">gu</text:span><text:span text:style-name="T7">, aby ocenić ich skuteczność i wpływ na ich działalność.</text:span></text:p>
      <text:p text:style-name="P2">T - Time-bound (Określony w czasie): <text:span text:style-name="T7">Badanie zostanie przeprowadzone w ciągu </text:span><text:span text:style-name="T8">3-4-5</text:span><text:span text:style-name="T7"> </text:span><text:span text:style-name="T8">wywiadów</text:span><text:span text:style-name="T7">, a wyniki będą dostępne </text:span><text:span text:style-name="T8">w prace linencjajkiej 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pl" fo:country="PL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pl" fo:country="PL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8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15in" fo:margin-bottom="0.15in" fo:margin-left="0.15in" fo:margin-right="0.1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2:33:57.656543169</meta:creation-date>
    <meta:generator>LibreOffice/24.2.3.2$Linux_X86_64 LibreOffice_project/420$Build-2</meta:generator>
    <dc:date>2024-05-12T10:47:43.012456608</dc:date>
    <meta:editing-duration>P1DT17H55M51S</meta:editing-duration>
    <meta:editing-cycles>27</meta:editing-cycles>
    <meta:document-statistic meta:table-count="0" meta:image-count="0" meta:object-count="0" meta:page-count="2" meta:paragraph-count="34" meta:word-count="334" meta:character-count="2409" meta:non-whitespace-character-count="2118"/>
  </office:meta>
</office:document-meta>
</file>